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Utilisateu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unelo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<text:a xlink:href="mailto:rbrunelot@cesi.fr" xlink:type="simple">rbrunelot@cesi.fr</text:a></text:p>
          </table:table-cell>
          <table:table-cell office:value-type="string" calcext:value-type="string">
            <text:p>K666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omt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<text:a xlink:href="mailto:alexandre.lecomte@viacesi.fr" xlink:type="simple">alexandre.lecomte@viacesi.fr</text:a></text:p>
          </table:table-cell>
          <table:table-cell office:value-type="string" calcext:value-type="string">
            <text:p>PowerEdge1</text:p>
          </table:table-cell>
          <table:table-cell office:value-type="string" calcext:value-type="string">
            <text:p>ele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iamiam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<text:a xlink:href="mailto:exiamiam@viacesi.fr" xlink:type="simple">exiamiam@viacesi.fr</text:a></text:p>
          </table:table-cell>
          <table:table-cell office:value-type="string" calcext:value-type="string">
            <text:p>Exiamiam2</text:p>
          </table:table-cell>
          <table:table-cell office:value-type="string" calcext:value-type="string">
            <text:p>ele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ussel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<text:a xlink:href="mailto:lprussel@cesi.fr" xlink:type="simple">lprussel@cesi.fr</text:a></text:p>
          </table:table-cell>
          <table:table-cell office:value-type="string" calcext:value-type="string">
            <text:p>Prussel0</text:p>
          </table:table-cell>
          <table:table-cell/>
        </table:table-row>
      </table:table>
      <table:table table:name="inscrir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dEvenemen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table:number-columns-repeated="5"/>
          <table:table-cell table:style-name="ce1"/>
        </table:table-row>
      </table:table>
      <table:table table:name="voter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dEvenemen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</table:table>
      <table:table table:name="Evéneme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venement</text:p>
          </table:table-cell>
          <table:table-cell office:value-type="string" calcext:value-type="string">
            <text:p>evenement</text:p>
          </table:table-cell>
          <table:table-cell table:style-name="Default" office:value-type="string" calcext:value-type="string">
            <text:p>DateEven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IdUs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dog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 de sang</text:p>
          </table:table-cell>
          <table:table-cell office:value-type="date" office:date-value="2018-04-08" calcext:value-type="date">
            <text:p>08/04/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ommenter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DateComment</text:p>
          </table:table-cell>
          <table:table-cell table:style-name="ce2" office:value-type="string" calcext:value-type="string">
            <text:p>IdUsers</text:p>
          </table:table-cell>
          <table:table-cell table:style-name="ce2" office:value-type="string" calcext:value-type="string">
            <text:p>idIm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d</text:p>
          </table:table-cell>
          <table:table-cell table:style-name="ce1" office:value-type="date" office:date-value="2018-04-05" calcext:value-type="date">
            <text:p>05/04/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sant</text:p>
          </table:table-cell>
          <table:table-cell table:style-name="ce1" office:value-type="date" office:date-value="2018-04-06" calcext:value-type="date">
            <text:p>06/04/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olo</text:p>
          </table:table-cell>
          <table:table-cell table:style-name="ce1" office:value-type="date" office:date-value="2018-04-10" calcext:value-type="date">
            <text:p>10/04/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iviale</text:p>
          </table:table-cell>
          <table:table-cell table:style-name="ce1" office:value-type="date" office:date-value="2018-04-10" calcext:value-type="date">
            <text:p>10/04/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</table:table>
      <table:table table:name="aim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dIm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Imag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IdUsers</text:p>
          </table:table-cell>
          <table:table-cell office:value-type="string" calcext:value-type="string">
            <text:p>IdEven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ages/event/hotdog1.pn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ges/event/hotdog2.pn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ages/event/sang1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4"/>
          <table:table-cell table:style-name="ce1"/>
        </table:table-row>
      </table:table>
      <table:table table:name="commande" table:style-name="ta1">
        <table:table-column table:style-name="co1" table:default-cell-style-name="Default"/>
        <table:table-column table:style-name="co6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Commande</text:p>
          </table:table-cell>
          <table:table-cell table:style-name="Default" office:value-type="string" calcext:value-type="string">
            <text:p>DateCommande</text:p>
          </table:table-cell>
          <table:table-cell office:value-type="string" calcext:value-type="string">
            <text:p>Payé</text:p>
          </table:table-cell>
          <table:table-cell office:value-type="string" calcext:value-type="string">
            <text:p>IdUs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11/04/1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09" calcext:value-type="date">
            <text:p>09/04/18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onteni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Commande</text:p>
          </table:table-cell>
          <table:table-cell office:value-type="string" calcext:value-type="string">
            <text:p>IdProdu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</table:table>
      <table:table table:name="produit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Produit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r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ages/souris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pis de sou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/tapisSouris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/mug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-shi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ages/tShirt.png</text:p>
          </table:table-cell>
        </table:table-row>
      </table:table>
      <table:table table:name="posse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Produit</text:p>
          </table:table-cell>
          <table:table-cell office:value-type="string" calcext:value-type="string">
            <text:p>IdCategor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ategori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Categorie</text:p>
          </table:table-cell>
          <table:table-cell office:value-type="string" calcext:value-type="string">
            <text:p>Catego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ormatiq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temen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is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23:02:11.866621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58:49.817411484</meta:creation-date>
    <dc:date>2018-04-10T00:03:55.516810501</dc:date>
    <meta:editing-duration>PT2H40M26S</meta:editing-duration>
    <meta:editing-cycles>38</meta:editing-cycles>
    <meta:generator>LibreOffice/5.2.7.2$Linux_X86_64 LibreOffice_project/20m0$Build-2</meta:generator>
    <meta:document-statistic meta:table-count="12" meta:cell-count="183" meta:object-count="0"/>
  </office:meta>
</office:document-meta>
</file>